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color="#ff4000" loext:opacity="100%" officeooo:rsid="001d061a" officeooo:paragraph-rsid="001d061a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1d061a" officeooo:paragraph-rsid="001d061a"/>
    </style:style>
    <style:style style:name="P3" style:family="paragraph" style:parent-style-name="Standard">
      <style:text-properties officeooo:paragraph-rsid="001d061a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paragraph-rsid="001d061a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/>
    </style:style>
    <style:style style:name="P6" style:family="paragraph" style:parent-style-name="Standard">
      <style:text-properties fo:font-size="14pt" fo:font-weight="bold" officeooo:paragraph-rsid="001d061a"/>
    </style:style>
    <style:style style:name="P7" style:family="paragraph" style:parent-style-name="Standard">
      <style:text-properties fo:font-size="14pt" fo:font-weight="bold" officeooo:rsid="001efad0" officeooo:paragraph-rsid="001efad0"/>
    </style:style>
    <style:style style:name="P8" style:family="paragraph" style:parent-style-name="Standard">
      <style:text-properties officeooo:rsid="001efad0" officeooo:paragraph-rsid="001efad0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paragraph-rsid="001d061a"/>
    </style:style>
    <style:style style:name="P10" style:family="paragraph" style:parent-style-name="Standard">
      <style:text-properties fo:font-weight="bold"/>
    </style:style>
    <style:style style:name="P11" style:family="paragraph" style:parent-style-name="Standard">
      <style:text-properties officeooo:paragraph-rsid="001efad0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/>
      <style:text-properties style:font-name="Liberation Serif"/>
    </style:style>
    <style:style style:name="T1" style:family="text">
      <style:text-properties fo:font-size="14pt" fo:font-weight="bold"/>
    </style:style>
    <style:style style:name="T2" style:family="text">
      <style:text-properties officeooo:rsid="0020218c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4pt" fo:font-weight="bold" style:font-size-asian="14pt" style:font-weight-asian="bold"/>
    </style:style>
    <style:style style:name="T5" style:family="text">
      <style:text-properties officeooo:rsid="0023d8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Default****************</text:p>
      <text:p text:style-name="P4">WireGuard installation and configuration - on Linux </text:p>
      <text:p text:style-name="P4"/>
      <text:p text:style-name="P4"><text:a xlink:type="simple" xlink:href="https://www.youtube.com/watch?v=bVKNSf1p1d0" text:style-name="Internet_20_link" text:visited-style-name="Visited_20_Internet_20_Link">https://www.youtube.com/watch?v=bVKNSf1p1d0</text:a></text:p>
      <text:p text:style-name="P4"/>
      <text:p text:style-name="P5">08/1<text:span text:style-name="T5">5</text:span>/25</text:p>
      <text:p text:style-name="P2">****************Default****************</text:p>
      <text:p text:style-name="P1"/>
      <text:p text:style-name="Standard"/>
      <text:p text:style-name="P3">First install WireGuard</text:p>
      <text:p text:style-name="P3"/>
      <text:p text:style-name="P6"><text:s/>'sudo apt install wireguard <text:span text:style-name="T2">tcpdump</text:span>'</text:p>
      <text:p text:style-name="Standard"/>
      <text:p text:style-name="P12"><text:span text:style-name="T4">Server /etc/wireguard/wg0.conf</text:span></text:p>
      <text:p text:style-name="P13"/>
      <text:p text:style-name="P12"><text:span text:style-name="T3">[Interface]</text:span></text:p>
      <text:p text:style-name="P12"><text:span text:style-name="T3">Privatekey=&lt;PrivateKey-of-Sever&gt;</text:span></text:p>
      <text:p text:style-name="P12"><text:span text:style-name="T3">Address=10.0.0.1/8</text:span></text:p>
      <text:p text:style-name="P12"><text:span text:style-name="T3">#SaveConfiig=true</text:span></text:p>
      <text:p text:style-name="P12"><text:span text:style-name="T3">PostUp=iptables -A FORWARD -i wg0 -j ACCEPT; iptables -t nat -A POSTROUTING -o wlan0 -j MASQUERADE;</text:span></text:p>
      <text:p text:style-name="P12"><text:span text:style-name="T3">PostDown=iptables -D FORWARD -i wg0 -j ACCEPT; iptables -t nat -D POSTROUTING -o wlan0 -j MASQUERADE;</text:span></text:p>
      <text:p text:style-name="P12"><text:span text:style-name="T3">ListenPort=&lt;WireGuard-Port &gt;</text:span></text:p>
      <text:p text:style-name="Standard"/>
      <text:p text:style-name="P10">this is now going to be the 2nd client on pi-zero1 server</text:p>
      <text:p text:style-name="P10"/>
      <text:p text:style-name="P10"><text:s text:c="8"/>devel@pi5-80:~/setup-client $ sudo apt install wireguard tcpdump</text:p>
      <text:p text:style-name="P10"/>
      <text:p text:style-name="P10"><text:s text:c="8"/>devel@pi5-80:~/setup-client $ ./private-publickey-cmd.sh</text:p>
      <text:p text:style-name="P10"/>
      <text:p text:style-name="P10"><text:s text:c="8"/>root@pi5-80:/etc/wireguard# nano wg0.conf</text:p>
      <text:p text:style-name="P10"/>
      <text:p text:style-name="P10"><text:s text:c="16"/>PrivateKey=&lt;PrivateKey-of-Sever&gt;</text:p>
      <text:p text:style-name="P10"><text:s text:c="16"/></text:p>
      <text:p text:style-name="P10"><text:s text:c="16"/>PublicKey=&lt;PublicKey-of-Client&gt;</text:p>
      <text:p text:style-name="P10"><text:s text:c="16"/></text:p>
      <text:p text:style-name="P10"><text:s text:c="16"/>Endpoint=&lt;WireGuard-Sever-IP:&lt;WireGuard-Port &gt;</text:p>
      <text:p text:style-name="P10"/>
      <text:p text:style-name="P10"><text:s text:c="8"/>devel@pi5-80:~/setup-client $ ./start-client.sh</text:p>
      <text:p text:style-name="P10"/>
      <text:p text:style-name="P10"><text:s text:c="8"/>devel@pi5-80:~/setup-client $ ./setforward.sh</text:p>
      <text:p text:style-name="P10"/>
      <text:p text:style-name="P10"><text:s text:c="8"/>devel@pi-zero1:~/setup-wireguard-server $ sudo wg set wg0 peer <text:s/></text:p>
      <text:p text:style-name="P10"><text:s text:c="8"/>&lt;publickey of client&gt; <text:s/>allowed-ips &lt;client-IP mask 32&gt; </text:p>
      <text:p text:style-name="P10"/>
      <text:p text:style-name="P10"><text:s text:c="8"/>devel@pi5-80:~/setup-client $ sudo reboot</text:p>
      <text:p text:style-name="Standard"/>
      <text:p text:style-name="P7">Client Keys</text:p>
      <text:p text:style-name="P8"/>
      <text:p text:style-name="Standard">Execute the script to create your WireGuard private and pulic keys for the </text:p>
      <text:p text:style-name="Standard"><text:soft-page-break/>Client.</text:p>
      <text:p text:style-name="Standard"/>
      <text:p text:style-name="Standard"><text:span text:style-name="T1">./scripts/WG/client/private-publickey-cmd.sh</text:span> </text:p>
      <text:p text:style-name="Standard"/>
      <text:p text:style-name="Standard">First install WireGuard 'sudo apt install wireguard'</text:p>
      <text:p text:style-name="Standard"/>
      <text:p text:style-name="Standard">WireGuard installation and configuration - on Linux </text:p>
      <text:p text:style-name="Standard">https://www.youtube.com/watch?v=bVKNSf1p1d0</text:p>
      <text:p text:style-name="Standard"/>
      <text:p text:style-name="Standard">This <text:s/>command will <text:s/>create <text:s/>private and public key</text:p>
      <text:p text:style-name="Standard">This will create the <text:s/>client <text:s/>keys</text:p>
      <text:p text:style-name="Standard"/>
      <text:p text:style-name="Standard">This is a previous <text:s/>privatekey which will be deleted</text:p>
      <text:p text:style-name="Standard">&lt;The previous privatekey&gt;</text:p>
      <text:p text:style-name="Standard"/>
      <text:p text:style-name="Standard">This is a previous <text:s/>publickey which will be deleted</text:p>
      <text:p text:style-name="Standard">&lt;The previous publickey&gt;</text:p>
      <text:p text:style-name="Standard"/>
      <text:p text:style-name="Standard">Thu Aug 14 10:46:58 AM MDT 2025</text:p>
      <text:p text:style-name="Standard"/>
      <text:p text:style-name="Standard"/>
      <text:p text:style-name="Standard">This is the privatekey <text:s/>be sure and <text:s/>keep it safe</text:p>
      <text:p text:style-name="Standard">&lt;This is the newly created <text:s/>privatekey&gt;</text:p>
      <text:p text:style-name="Standard"/>
      <text:p text:style-name="Standard">This is the publickey <text:s/>be sure and <text:s/>keep it safe</text:p>
      <text:p text:style-name="Standard"/>
      <text:p text:style-name="Standard">&lt;This is the newly created <text:s/>publickey&gt;</text:p>
      <text:p text:style-name="Standard"/>
      <text:p text:style-name="P11"/>
      <text:p text:style-name="P7">Client /etc/wireguard/wg0.conf</text:p>
      <text:p text:style-name="P8"/>
      <text:p text:style-name="Standard">[Interface]</text:p>
      <text:p text:style-name="Standard">PrivateKey=&lt;PrivateKey-of-Sever&gt;</text:p>
      <text:p text:style-name="Standard">Address=10.0.0.2/8</text:p>
      <text:p text:style-name="Standard">[Peer]</text:p>
      <text:p text:style-name="Standard">PublicKey=&lt;PublicKey-of-Client&gt;</text:p>
      <text:p text:style-name="Standard">Endpoint=&lt;WireGuard-Sever-IP:&lt;WireGuard-Port &gt;</text:p>
      <text:p text:style-name="Standard">AllowedIPs=0.0.0.0/0</text:p>
      <text:p text:style-name="Standard">PersistentKeepalive=3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11:21:51.388170281</meta:creation-date>
    <dc:date>2025-08-15T18:26:26.159905590</dc:date>
    <meta:editing-duration>PT27M54S</meta:editing-duration>
    <meta:editing-cycles>8</meta:editing-cycles>
    <meta:generator>LibreOffice/7.4.7.2$Linux_AARCH64 LibreOffice_project/40$Build-2</meta:generator>
    <meta:document-statistic meta:table-count="0" meta:image-count="0" meta:object-count="0" meta:page-count="2" meta:paragraph-count="56" meta:word-count="232" meta:character-count="2242" meta:non-whitespace-character-count="1898"/>
  </office:meta>
</office:document-meta>
</file>